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51" table:style-name="ce1">
            <text:p>51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Admin</dc:creator>
    <meta:creation-date>2020-08-20T06:56:28Z</meta:creation-date>
    <dc:date>2020-12-18T09:12:02Z</dc:date>
  </office:meta>
</office:document-meta>
</file>